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9cm" fo:margin-bottom="0.101cm"/>
    </style:style>
    <style:style style:name="P2" style:family="paragraph" style:parent-style-name="Heading">
      <style:paragraph-properties fo:margin-top="0cm" fo:margin-bottom="0.011cm" fo:text-align="center" style:justify-single-word="false"/>
      <style:text-properties fo:font-size="24pt" style:font-size-asian="24pt" style:font-size-complex="24pt"/>
    </style:style>
    <style:style style:name="P3" style:family="paragraph" style:parent-style-name="Standard">
      <style:paragraph-properties fo:margin-top="0.199cm" fo:margin-bottom="0.101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n SI 02</text:p>
      <text:p text:style-name="P1">Cuando hablamos de software de un sistema informático englobamos 3 partes bien diferenciadas: Las estructuras de datos, los programas para manejar esas estructuras de datos y la documentación que incluyen estros programas.</text:p>
      <text:p text:style-name="P1">Esta documentación normalmente está formada por el manual de usuario, donde se muestra la forma de operar con el programa; el manual de instalación que nos muestra los pasos necesarios para instalar; el manual del administrador, dirigido a la persona responsable del buen funcionamiento del programa y la guía de referencia rápida con las funciones básicas imprescindibles de la aplicación. Si necesitamos información adicional siempre podemos acudir al soporte técnico, foros de expertos, bases de conocimiento o FAQs.</text:p>
      <text:p text:style-name="P1">Para usar un programa o aplicación el primer paso es la instalación. Antes de nada deberemos determinar el equipo necesario. El fabricante suele referenciar tres niveles de requisitos: equipo básico, equipo opcional y equipo en red. Cada uno de estos niveles de requisitos tendrá unas características tanto a nivel hardware: plataforma, procesador, RAM mínima, espacio de almacenamiento, tarjeta gráfica o resolución del monitor; como a nivel software: plataforma o software adicional. Una vez hecho esto ejecutamos la instalación ya sea mediante instalación básica, con los valores por defecto, o avanzada, personalizando elementos y pasamos a la configuración de la aplicación, definiendo unas opciones y unos parámetros de funcionamiento para el entorno de trabajo, tales como ajuste de vistas o directorio de trabajo.</text:p>
      <text:p text:style-name="P1">Las aplicaciones o programas las clasificamos según su uso como de propósito general: suites, software de comunicación, antivirus... o de propósito específico: diseño gráfico, contabilidad.... Y según su licencia como; software propietario, cuando sólo tenemos derecho de uso sobre el software, software libre, si disponemos de las cuatro libertades: utilización, estudio, distribución y mejora; software semilibre cuando no se cumplen las cuatro libertades pero sí alguna de ellas; software de dominio público cuando no tiene copyright ya sea por que ha expirado o el autor lo ha donado; y software con copyleft cuando además de ser libre se exige que las modificaciones y mejoras también lo sean. También podemos hablar de software freeware cuando es propietario pero gratis, shareware(demo o shareware con licencia limitada en el tiempo.</text:p>
      <text:p text:style-name="P1">Dentro del software en un apartado especial están los sistemas operativos, que son el conjunto de programas que gestionan loas recursos hardware del ordenador.</text:p>
      <text:p text:style-name="P1">Si observamos su evolución histórica nos iremos hasta los ordenadores de primera generación de entre 1945 y 1955. Estos ordenadores funcionaban mediante paneles enchufables y no tenían sistema operativo. Sin embargo a partir de 1950 se empezaron a usar tarjeta perforadas con un programa cargador que podemos considerar una versión rudimentaria de sistema operativo. </text:p>
      <text:p text:style-name="P1">En la segunda generación, entre 1955 y 1965 caracterizados por el uso de transistores y lenguaje ensamblador se empezó a usar el procesamiento por lotes, cuando entraba un proceso en ejecución disponía de todos los recursos hasta su finalización, para ello había un sistema operativo residente en memoria con un programa de control que podemos considerar el antecedente de los modernos interpretes de ordenes. Más tarde aparecieron las cintas magnéticas y las impresoras de lineas y con ellas el procesamiento fuera de linea en el que las operaciones de entrada/salida <text:s/>se trataban de forma externa. Un ejemplo de S.O. de esta generación es Fortran Monitor System (FMS)</text:p>
      <text:p text:style-name="P1">La tercera generación de entre 1965 y 1980 se caracterizó por el uso de circuitos integrados. Aparecen los sistemas compartidos y la multiprogramación y con ella se alterna la ejecución de varios programas en memoria. De esta época es el S.O. Unix.</text:p>
      <text:p text:style-name="P1">Con la cuarta generación nacida en 1980 vinieron los circuitos LSI(integrados a gran escala) y las redes de ordenadores y con ellas los S.O. En red y distribuidos como MS-DOS, MacOS, Linux o MS Windows. Actualmente tenemos S.O. Integrados como PalmOS o Android.</text:p>
      <text:p text:style-name="P1"><text:soft-page-break/>Los sistemas operativos los podemos clasificar por su estructura en monolíticos: un sólo programa con rutinas entrelazadas; jerárquicos: divididos en partes según su función(MULTICS); máquinas virtuales: donde varios S.O. replican la máquina real pareciendo ser varias maquinas diferentes (VMWare)o de microkernel: en los que se aísla del sistema el núcleo, el sistema de entrada/salida, la gestión de memoria y el sistema de archivos.</text:p>
      <text:p text:style-name="P1">También podemos clasificarlos por sus servicios en monousuario o multiusuario, monotarea o multitarea, monoprocesador o multiprocesador, estos últimos pueden ser simétricos si usan cualquier procesador disponible o asimétricos si tienen un procesador maestro que distribuye la carga.</text:p>
      <text:p text:style-name="P1">Según su forma pueden ser s.o en red si enteractuan con el s.o de otras maquinas de las que conocemos su situación o distribuidos si agrupan diferentes ordenadores en una sola maquina virtual.</text:p>
      <text:p text:style-name="P1">El sistema operativo gestiona una serie de servicios desde su núcleo que es la parte principal del s.o y reside en la memoria principal. Estos servicios son la gestión de procesos, gestión de memoria, gestión de entrada/salida y el sistema de archivos.</text:p>
      <text:p text:style-name="P1">Un proceso es un programa a ejecutar. Este proceso ocupa un hilo de ejecución y tiene un estado: listo cuando puede pasar a ejecución, en ejecución cuando se está ejecutando y bloqueado cuando está esperando una respuesta.</text:p>
      <text:p text:style-name="P1">El s.o mediante la <text:span text:style-name="T1">gestión de procesos</text:span> decide que procesos quedan bloqueados y cuales pasan a ejecución usando una tabla de control de procesos en la que aparece: el id de proceso, el id del proceso padre, el estado, la información de control y la información del planificador con los segmentos y recursos asignados. Con esta tabla toma una estrategia de planificación con unos objetivos claros: todos los procesos deben obtener su turno, se deben finalizar el mayor número de procesos por unidad de tiempo, el usuario no debe percibir tiempos de espera y se debe evitar el aplazamiento indefinido (cuelgues). Esta estrategia además tiene en cuenta la naturaleza del proceso: uso de CPU, cantidad de operaciones de E/S, tipo de proceso (por lotes, interactivo, tiempo real...)y la duración.</text:p>
      <text:p text:style-name="P1">Esta planificación <text:s/>tradicionalmente se ha dividido según el enfoque en apropiativa, cuando el s.o puede arrebatar el uso de CPU a un proceso en ejecución, para lo cual lanza unas interrupciones periódicas, o no apropiativa cuando el proceso en ejecución ya no puede ser suspendido. En ambos enfoques se usan los mismos algoritmos de decisión, normalmente Round Robin, Por prioridad, el más corto primero, FIFO o tiempo restante más corto.</text:p>
      <text:p text:style-name="P1">Mediante la <text:span text:style-name="T1">gestión de memoria</text:span> es el s.o el que se encarga de asignar memoria a los procesos en espera cuidando la reubicación de la memoria para los procesos, protegiendo las zonas de memoria para evitar conflictos, controlando y optimizando el uso de memoria y llevando a cabo la gestión de transferencia entre memorias.</text:p>
      <text:p text:style-name="P1">Para ello sigue una serie de mecanismos. En los sistemas monotarea ya que solo hay un proceso el s.o sólo tiene que encargarse de proteger la parte de memoria reservada para que el proceso no la invada, sin embargo en los multitarea <text:s/>debe encargarse de la distribución de la memoria principal. Esto se hace mediante swapping, el s.o intercambia los procesos bloqueados con otros en espera dejando estos en un área de swapping de la memoria secundaria. </text:p>
      <text:p text:style-name="P1">Para la asignación de la memoria principal hay varios mecanismos. Se puede hacer mediante particiones fijas predefinidas, ya sean todas del mismo tamaño o distinto; en este caso se puede usar una cola por partición colocando el proceso en la partición mas ajustada a su tamaño o una cola común decidiendo más tarde donde se coloca. En todo caso suele aparecer un problema de fragmentación por lo que pasamos al segundo mecanismo: particiones variables. El tamaño de las particiones es dinámico según el de los procesos, se consigue un mejor uso de memoria pero tiene una mayor complejidad y además necesita un control del uso de memoria.</text:p>
      <text:p text:style-name="P1"><text:soft-page-break/>Para optimizar estos procesos se suele usar una memoria virtual que permite dividir los procesos en partes y cargar sólo algunas de ellas. Las técnicas usadas suelen ser: </text:p>
      <text:p text:style-name="P1">Paginación, Se consigue una memoria virtual paginada en la que la memoria se divide en marcos de página y los procesos se dividen en páginas del mismo tamaño que los marcos, reduce la fragmentación externa pero no la interna.</text:p>
      <text:p text:style-name="P1">Segmentación: Conseguimos una memoria virtual segmentada en la que el proceso se divide en segmentos de tamaño variable, reduce la fragmentación interna pero si un proceso llama a un segmento no cargado hay un fallo de segmento y el gestor debe cargarla.</text:p>
      <text:p text:style-name="P1">También se puede usar una combinación de segmentación y paginación y de hecho es lo que más se usa.</text:p>
      <text:p text:style-name="P1">La <text:span text:style-name="T1">gestión de entrada/salida</text:span><text:span text:style-name="T2"> es la encargada de controlar los periféricos. Estos periféricos están formados por un dispositivo mecánico, en ocasiones una estructura de datos, y un controlador que hace de interfaz entre los programas y el hardware.</text:span></text:p>
      <text:p text:style-name="P1"><text:span text:style-name="T2">En la gestión de los periféricos existen varias técnicas: E/S programada, en la que la CPU se ocupa de todo, lamentablemente la velocidad de proceso se ve menguada; E/S por interrupciones, en la que la CPU hace el trabajo pero es el periférico el que pide el inicio de la tarea y el Acceso Directo a Memoria (DMA), en la que el periférico tiene un controlador especializado de tal manera que libera a la CPU del trabajo y se acelera la E/S, la CPU inicia el proceso y el controlador hace el resto.</text:span></text:p>
      <text:p text:style-name="P1"><text:span text:style-name="T2">También la gestión de entrada/salida se encarga de la lectura y escritura en disco, para ello usa diversos algoritmos: FIFO, Petición más cercana a la actual(SSF), Scan(Algoritmo del ascenso) o C-Scan(Retorno de carro).</text:span></text:p>
      <text:p text:style-name="P1"><text:span text:style-name="T2">El s.o también se encarga de la </text:span><text:span text:style-name="T1">gestión del sistema de archivos</text:span><text:span text:style-name="T2">. Este sistema normalmente tiene una estructura jerárquica con directorios y carpetas en la que se busca el acceso rápido, fácil actualización, economía de almacenamiento, mantenimiento sencillo, fiabilidad y control de concurrencia(acceso correcto por parte de varios usuarios). El sistema de archivos es una capa de abstracción entre el nivel físico (pistas, sectores, cilindros, platos) y el nivel lógico con directorios o carpetas en forma de árbol invertido para almacenar archivos que son las estructuras donde se almacena la información y tienen unos atributos: nombre, extensión, permisos, creador, propietario, fecha o tamaño. Con los archivos y directorios se pueden hacer operaciones CRUD además de abrir, cerrar y renombrar (lógicamente los directorios no se pueden modificar/escribir) y para el acceso se usa lo que se llama la ruta de acceso, que puede ser absoluta (desde raíz) o relativa, desde el directorio donde nos encontramos (directorio activo) añadiendo al principio ../</text:span></text:p>
      <text:p text:style-name="P1"><text:span text:style-name="T2">Además de todo esto el s.o debe tener unos </text:span><text:span text:style-name="T1">mecanismos de seguridad </text:span><text:span text:style-name="T2">(aunque ya no estén en le núcleo). El primero es la política de seguridad en la que se deciden los accesos permitidos, además debe haber una protección que garantice llevar a cabo la política de seguridad y que se cumplan los requisitos de confidencialidad, integridad y disponibilidad, teniendo en cuenta que los elementos amenazados son tanto el hardware como el software, los datos o las lineas de comunicación.</text:span></text:p>
      <text:p text:style-name="P1"><text:span text:style-name="T2">La política de seguridad siempre deberá tratar al menos: el control de acceso y uso mediante una política de permisos; el acceso seguro al sistema mediante un sistema de contraseñas y la seguridad de las redes mediante unas técnicas de cifrado y descifrado eficie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38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iaz</meta:initial-creator>
    <meta:creation-date>2018-01-19T12:37:17.43</meta:creation-date>
    <dc:date>2018-01-22T19:07:24.45</dc:date>
    <dc:creator>Javier Diaz</dc:creator>
    <meta:editing-duration>PT5H44M52S</meta:editing-duration>
    <meta:editing-cycles>5</meta:editing-cycles>
    <meta:generator>OpenOffice/4.1.5$Win32 OpenOffice.org_project/415m1$Build-9789</meta:generator>
    <meta:printed-by>Javier Diaz</meta:printed-by>
    <meta:print-date>2018-01-19T15:48:24.52</meta:print-date>
    <meta:document-statistic meta:table-count="0" meta:image-count="0" meta:object-count="0" meta:page-count="3" meta:paragraph-count="30" meta:word-count="1857" meta:character-count="11660"/>
  </office:meta>
</office:document-meta>
</file>